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1.576cm" fo:min-width="5.042cm"/>
    </style:style>
    <style:style style:name="gr3" style:family="graphic" style:parent-style-name="standard">
      <style:graphic-properties draw:textarea-horizontal-align="justify" draw:textarea-vertical-align="middle" draw:auto-grow-height="false" fo:min-height="2.396cm" fo:min-width="6.994cm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4.168cm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2.5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5" draw:id="id5" draw:layer="layout" svg:width="3.5cm" svg:height="2.4cm" svg:x="8.4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8.8cm" svg:height="2.9cm" svg:x="6.1cm" svg:y="11.3cm">
          <text:p text:style-name="P1">Pobierz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1.9cm" svg:height="4.2cm" svg:x="4cm" svg:y="20.4cm">
          <text:p text:style-name="P1">Drukuj „Witaj”imię”masz”wiek”lat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6.6cm" svg:height="2.1cm" svg:x="6.7cm" svg:y="26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9cm" svg:height="2.5cm" svg:x="7.5cm" svg:y="15.7cm">
          <text:p text:style-name="P1">Pobierz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0.5cm" svg:y1="14.2cm" svg:x2="10.563cm" svg:y2="15.7cm" draw:start-shape="id1" draw:start-glue-point="8" draw:end-shape="id2" draw:end-glue-point="4" svg:d="M10500 14200l63 1500" svg:viewBox="0 0 64 1501">
          <text:p/>
        </draw:connector>
        <draw:connector draw:style-name="gr6" draw:text-style-name="P2" draw:layer="layout" draw:type="line" svg:x1="9.95cm" svg:y1="24.6cm" svg:x2="10cm" svg:y2="26.7cm" draw:start-shape="id3" draw:start-glue-point="8" draw:end-shape="id4" svg:d="M9950 24600l50 2100" svg:viewBox="0 0 51 2101">
          <text:p/>
        </draw:connector>
        <draw:custom-shape draw:style-name="gr7" draw:text-style-name="P1" xml:id="id6" draw:id="id6" draw:layer="layout" svg:width="3cm" svg:height="1.9cm" svg:x="8.5cm" svg:y="5cm">
          <text:p text:style-name="P1">Imię = „”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.8cm" svg:height="2cm" svg:x="7.7cm" svg:y="7.9cm">
          <text:p text:style-name="P1">Wiek = 0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15cm" svg:y1="3.9cm" svg:x2="10cm" svg:y2="5cm" draw:start-shape="id5" draw:start-glue-point="8" draw:end-shape="id6" draw:end-glue-point="0" svg:d="M10150 3900l-150 1100" svg:viewBox="0 0 151 1101">
          <text:p/>
        </draw:connector>
        <draw:connector draw:style-name="gr6" draw:text-style-name="P2" draw:layer="layout" draw:type="line" svg:x1="10cm" svg:y1="6.9cm" svg:x2="10.1cm" svg:y2="7.9cm" draw:start-shape="id6" draw:start-glue-point="2" draw:end-shape="id7" draw:end-glue-point="0" svg:d="M10000 6900l100 1000" svg:viewBox="0 0 101 1001">
          <text:p/>
        </draw:connector>
        <draw:connector draw:style-name="gr6" draw:text-style-name="P2" draw:layer="layout" draw:type="line" svg:x1="10.1cm" svg:y1="9.9cm" svg:x2="10.5cm" svg:y2="11.3cm" draw:start-shape="id7" draw:start-glue-point="2" draw:end-shape="id1" svg:d="M10100 9900l400 1400" svg:viewBox="0 0 401 1401">
          <text:p/>
        </draw:connector>
        <draw:connector draw:style-name="gr6" draw:text-style-name="P2" draw:layer="layout" draw:type="line" svg:x1="9.95cm" svg:y1="18.2cm" svg:x2="9.95cm" svg:y2="20.4cm" draw:start-shape="id2" draw:start-glue-point="8" draw:end-shape="id3" draw:end-glue-point="5" svg:d="M9950 18200v2200" svg:viewBox="0 0 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8:58:41.170958741</meta:creation-date>
    <dc:date>2019-09-18T09:13:07.278568349</dc:date>
    <meta:editing-duration>PT14M25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